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formula="of:=SUM([.A2]; 0.25)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SUM([.A3]; 0.25)" office:value-type="float" office:value="0.75" calcext:value-type="float">
            <text:p>0.7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table:formula="of:=SUM([.A4]; 0.25)" office:value-type="float" office:value="1" calcext:value-type="float">
            <text:p>1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table:formula="of:=SUM([.A5]; 0.25)"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SUM([.A6]; 0.25)" office:value-type="float" office:value="1.5" calcext:value-type="float">
            <text:p>1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table:formula="of:=SUM([.A7]; 0.5)"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table:formula="of:=SUM([.A8]; 0.25)" office:value-type="float" office:value="2.25" calcext:value-type="float">
            <text:p>2.25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table:formula="of:=SUM([.A9]; 0.25)"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SUM([.A10]; 0.5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SUM([.A11]; 0.25)" office:value-type="float" office:value="3.25" calcext:value-type="float">
            <text:p>3.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SUM([.A12]; 0.25)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1:57:09.070076533</meta:creation-date>
    <dc:date>2019-02-08T22:13:35.164091226</dc:date>
    <meta:editing-duration>PT6M16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